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3">
      <style:paragraph-properties fo:text-align="start" style:justify-single-word="false"/>
      <style:text-properties officeooo:rsid="0034a09a" officeooo:paragraph-rsid="000cf37f"/>
    </style:style>
    <style:style style:name="P2" style:family="paragraph" style:parent-style-name="Standard">
      <style:paragraph-properties fo:text-align="start" style:justify-single-word="false"/>
      <style:text-properties officeooo:rsid="0034a09a" officeooo:paragraph-rsid="000cf37f"/>
    </style:style>
    <style:style style:name="P3" style:family="paragraph" style:parent-style-name="Standard">
      <style:paragraph-properties fo:text-align="center" style:justify-single-word="false"/>
      <style:text-properties officeooo:rsid="003ced35" officeooo:paragraph-rsid="000cf37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7b2a" officeooo:paragraph-rsid="000cf37f"/>
    </style:style>
    <style:style style:name="P5" style:family="paragraph" style:parent-style-name="Standard">
      <style:paragraph-properties fo:text-align="start" style:justify-single-word="false"/>
      <style:text-properties officeooo:rsid="001a7b2a" officeooo:paragraph-rsid="000cf37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cf37f"/>
    </style:style>
    <style:style style:name="P7" style:family="paragraph" style:parent-style-name="Standard" style:list-style-name="L13">
      <style:paragraph-properties fo:text-align="start" style:justify-single-word="false"/>
      <style:text-properties officeooo:paragraph-rsid="000cf37f"/>
    </style:style>
    <style:style style:name="P8" style:family="paragraph" style:parent-style-name="Standard">
      <style:paragraph-properties fo:text-align="start" style:justify-single-word="false"/>
      <style:text-properties officeooo:paragraph-rsid="000cf37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e77bf" officeooo:paragraph-rsid="000cf37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fe2eb" officeooo:paragraph-rsid="000cf37f"/>
    </style:style>
    <style:style style:name="P11" style:family="paragraph" style:parent-style-name="Standard">
      <style:paragraph-properties fo:text-align="start" style:justify-single-word="false"/>
      <style:text-properties officeooo:rsid="002c6ebc" officeooo:paragraph-rsid="000cf37f"/>
    </style:style>
    <style:style style:name="P12" style:family="paragraph" style:parent-style-name="Standard" style:list-style-name="L8">
      <style:paragraph-properties fo:text-align="start" style:justify-single-word="false"/>
      <style:text-properties officeooo:rsid="001c583a" officeooo:paragraph-rsid="000cf37f"/>
    </style:style>
    <style:style style:name="P13" style:family="paragraph" style:parent-style-name="Standard" style:list-style-name="L9">
      <style:paragraph-properties fo:text-align="start" style:justify-single-word="false"/>
      <style:text-properties officeooo:rsid="001c583a" officeooo:paragraph-rsid="000cf37f"/>
    </style:style>
    <style:style style:name="P14" style:family="paragraph" style:parent-style-name="Standard">
      <style:paragraph-properties fo:text-align="start" style:justify-single-word="false"/>
      <style:text-properties officeooo:rsid="001c583a" officeooo:paragraph-rsid="000cf37f"/>
    </style:style>
    <style:style style:name="P15" style:family="paragraph" style:parent-style-name="Standard" style:list-style-name="L8">
      <style:paragraph-properties fo:text-align="start" style:justify-single-word="false"/>
      <style:text-properties officeooo:rsid="003852a2" officeooo:paragraph-rsid="000cf37f"/>
    </style:style>
    <style:style style:name="P16" style:family="paragraph" style:parent-style-name="Standard">
      <style:paragraph-properties fo:text-align="start" style:justify-single-word="false"/>
      <style:text-properties officeooo:rsid="003852a2" officeooo:paragraph-rsid="000cf37f"/>
    </style:style>
    <style:style style:name="P17" style:family="paragraph" style:parent-style-name="Standard" style:list-style-name="L8">
      <style:paragraph-properties fo:text-align="start" style:justify-single-word="false"/>
      <style:text-properties officeooo:rsid="0036543e" officeooo:paragraph-rsid="000cf37f"/>
    </style:style>
    <style:style style:name="P18" style:family="paragraph" style:parent-style-name="Standard" style:list-style-name="L9">
      <style:paragraph-properties fo:text-align="start" style:justify-single-word="false"/>
      <style:text-properties officeooo:rsid="00244564" officeooo:paragraph-rsid="000cf37f"/>
    </style:style>
    <style:style style:name="P19" style:family="paragraph" style:parent-style-name="Standard">
      <style:paragraph-properties fo:text-align="start" style:justify-single-word="false"/>
      <style:text-properties officeooo:rsid="00244564" officeooo:paragraph-rsid="000cf37f"/>
    </style:style>
    <style:style style:name="P20" style:family="paragraph" style:parent-style-name="Standard" style:list-style-name="L12">
      <style:paragraph-properties fo:text-align="start" style:justify-single-word="false"/>
      <style:text-properties officeooo:rsid="00261478" officeooo:paragraph-rsid="000cf37f"/>
    </style:style>
    <style:style style:name="P21" style:family="paragraph" style:parent-style-name="Standard" style:list-style-name="L12">
      <style:paragraph-properties fo:text-align="start" style:justify-single-word="false"/>
      <style:text-properties officeooo:rsid="0027fc1d" officeooo:paragraph-rsid="000cf37f"/>
    </style:style>
    <style:style style:name="P22" style:family="paragraph" style:parent-style-name="Standard" style:list-style-name="L13">
      <style:paragraph-properties fo:text-align="start" style:justify-single-word="false"/>
      <style:text-properties officeooo:rsid="002e5a61" officeooo:paragraph-rsid="000cf37f"/>
    </style:style>
    <style:style style:name="P23" style:family="paragraph" style:parent-style-name="Standard">
      <style:paragraph-properties fo:text-align="start" style:justify-single-word="false"/>
      <style:text-properties officeooo:rsid="002e5a61" officeooo:paragraph-rsid="000cf37f"/>
    </style:style>
    <style:style style:name="P24" style:family="paragraph" style:parent-style-name="Standard" style:list-style-name="L13">
      <style:paragraph-properties fo:text-align="start" style:justify-single-word="false"/>
      <style:text-properties officeooo:rsid="003a0cdd" officeooo:paragraph-rsid="000cf37f"/>
    </style:style>
    <style:style style:name="P25" style:family="paragraph" style:parent-style-name="Standard" style:list-style-name="L13">
      <style:paragraph-properties fo:text-align="start" style:justify-single-word="false"/>
      <style:text-properties officeooo:rsid="002fb352" officeooo:paragraph-rsid="000cf37f"/>
    </style:style>
    <style:style style:name="P26" style:family="paragraph" style:parent-style-name="Standard">
      <style:paragraph-properties fo:text-align="start" style:justify-single-word="false"/>
      <style:text-properties officeooo:rsid="002fb352" officeooo:paragraph-rsid="000cf37f"/>
    </style:style>
    <style:style style:name="P27" style:family="paragraph" style:parent-style-name="Standard">
      <style:paragraph-properties fo:text-align="start" style:justify-single-word="false"/>
      <style:text-properties officeooo:rsid="000d3d5f" officeooo:paragraph-rsid="000d3d5f"/>
    </style:style>
    <style:style style:name="P28" style:family="paragraph" style:parent-style-name="Standard" style:list-style-name="L14">
      <style:paragraph-properties fo:text-align="start" style:justify-single-word="false"/>
      <style:text-properties officeooo:rsid="000d3d5f" officeooo:paragraph-rsid="000d3d5f"/>
    </style:style>
    <style:style style:name="T1" style:family="text">
      <style:text-properties officeooo:rsid="001c7aa4"/>
    </style:style>
    <style:style style:name="T2" style:family="text">
      <style:text-properties officeooo:rsid="00261478"/>
    </style:style>
    <style:style style:name="T3" style:family="text">
      <style:text-properties officeooo:rsid="0030ca0a"/>
    </style:style>
    <style:style style:name="T4" style:family="text">
      <style:text-properties officeooo:rsid="0036543e"/>
    </style:style>
    <style:style style:name="T5" style:family="text">
      <style:text-properties officeooo:rsid="001a7b2a"/>
    </style:style>
    <style:style style:name="T6" style:family="text">
      <style:text-properties officeooo:rsid="001c583a"/>
    </style:style>
    <style:style style:name="T7" style:family="text">
      <style:text-properties officeooo:rsid="003852a2"/>
    </style:style>
    <style:style style:name="T8" style:family="text">
      <style:text-properties officeooo:rsid="002996b7"/>
    </style:style>
    <style:style style:name="T9" style:family="text">
      <style:text-properties officeooo:rsid="001fe2eb"/>
    </style:style>
    <style:style style:name="T10" style:family="text">
      <style:text-properties officeooo:rsid="0023d167"/>
    </style:style>
    <style:style style:name="T11" style:family="text">
      <style:text-properties officeooo:rsid="001e2090"/>
    </style:style>
    <style:style style:name="T12" style:family="text">
      <style:text-properties officeooo:rsid="001fb866"/>
    </style:style>
    <style:style style:name="T13" style:family="text">
      <style:text-properties officeooo:rsid="00253a3a"/>
    </style:style>
    <style:style style:name="T14" style:family="text">
      <style:text-properties officeooo:rsid="0037268b"/>
    </style:style>
    <style:style style:name="T15" style:family="text">
      <style:text-properties officeooo:rsid="00244564"/>
    </style:style>
    <style:style style:name="T16" style:family="text">
      <style:text-properties officeooo:rsid="002a0605"/>
    </style:style>
    <style:style style:name="T17" style:family="text">
      <style:text-properties officeooo:rsid="0025a333"/>
    </style:style>
    <style:style style:name="T18" style:family="text">
      <style:text-properties officeooo:rsid="00278edc"/>
    </style:style>
    <style:style style:name="T19" style:family="text">
      <style:text-properties officeooo:rsid="000cf3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En la primera fase:</text:p>
      <text:p text:style-name="P5"/>
      <text:p text:style-name="P5">EL usuario se logueara, se comprobara que su contraseña sea la correcta y si es asi le devolvemos un token de autentificacion, el cual guardaremos en la base de datos y si el usuario x, que esta con ese token se vuelve a conectar, se conectara automaticamente<text:span text:style-name="T1"> a ese usuario</text:span><text:span text:style-name="T2"> y se le cambia la ultima vez</text:span><text:span text:style-name="T3">???? QUizas esto sea con OAUTH2, veremos.</text:span><text:span text:style-name="T4"> </text:span></text:p>
      <text:p text:style-name="P5">Contraseña cifrada.</text:p>
      <text:p text:style-name="P8"><text:span text:style-name="T5">Datos del </text:span><text:span text:style-name="T1">user</text:span><text:span text:style-name="T5"> : email, password, name, last_name, nickname, last_time, town, country</text:span><text:span text:style-name="T6">, </text:span><text:span text:style-name="T1">telephone</text:span><text:span text:style-name="T6">, rol, </text:span><text:span text:style-name="T1">visibility, ¿friends [user]?</text:span><text:span text:style-name="T7">, ¿bloqueados[user]?</text:span><text:span text:style-name="T5">.</text:span></text:p>
      <text:p text:style-name="P8"/>
      <text:p text:style-name="P5">SI no inicia sesion aparecera un formulario de registro donde pedira esos datos y hacemos las siguientes comprobaciones.</text:p>
      <text:p text:style-name="P8"/>
      <text:list xml:id="list1984372440" text:style-name="L1">
        <text:list-item>
          <text:p text:style-name="P4">Email: es un email valido y no esta en blanco</text:p>
        </text:list-item>
        <text:list-item>
          <text:p text:style-name="P4">Password: metemos un regexp de 8 minimo longitud, una mayuscula, un numero y algun caracter raro.<text:span text:style-name="T4">Cifrada</text:span></text:p>
        </text:list-item>
        <text:list-item>
          <text:p text:style-name="P6"><text:span text:style-name="T6">Rol: a no ser que lo cree un admin, esto no aparecera y por defecto sera </text:span><text:span text:style-name="T4">'user'</text:span><text:span text:style-name="T1">. L</text:span><text:span text:style-name="T4">o</text:span><text:span text:style-name="T1">s otros seran </text:span></text:p>
          <text:list>
            <text:list-item>
              <text:p text:style-name="P6"><text:span text:style-name="T1">admin : pueden borrar</text:span><text:span text:style-name="T8"> usuarios, restablecer contraseñas...</text:span></text:p>
            </text:list-item>
            <text:list-item>
              <text:p text:style-name="P6"><text:span text:style-name="T9">moderators</text:span><text:span text:style-name="T1">: podran ver las denuncias y decir si lleva razon, </text:span><text:span text:style-name="T10">caastigo (suspension o borrar cuenta)</text:span><text:span text:style-name="T1"> y tiempo.</text:span></text:p>
            </text:list-item>
          </text:list>
        </text:list-item>
        <text:list-item>
          <text:p text:style-name="P4">Sexo: h,m o otro.<text:span text:style-name="T4"> </text:span></text:p>
        </text:list-item>
        <text:list-item>
          <text:p text:style-name="P4">Name: no este en blanco<text:span text:style-name="T4">.</text:span></text:p>
        </text:list-item>
        <text:list-item>
          <text:p text:style-name="P4">Last_name: no este en blanco y sean minimo dos palabras.</text:p>
        </text:list-item>
        <text:list-item>
          <text:p text:style-name="P6"><text:span text:style-name="T5">N</text:span><text:span text:style-name="T1">i</text:span><text:span text:style-name="T5">ckname: no se encuentre en la base de datos</text:span><text:span text:style-name="T1"> ni sea un nombre ofensivo</text:span><text:span text:style-name="T2"> ( rollo comprabaremos que no tenga nazi por ejemplo)</text:span><text:span text:style-name="T5">.</text:span></text:p>
        </text:list-item>
        <text:list-item>
          <text:p text:style-name="P9">CP</text:p>
        </text:list-item>
        <text:list-item>
          <text:p text:style-name="P9">Country</text:p>
        </text:list-item>
        <text:list-item>
          <text:p text:style-name="P6"><text:span text:style-name="T5">Town : intentaremos hacerlo mediante una api o algo que muestre todas las ciudades del mundo</text:span><text:span text:style-name="T2"> y si no esta, no podra seguir progresando</text:span><text:span text:style-name="T5">. </text:span></text:p>
        </text:list-item>
        <text:list-item>
          <text:p text:style-name="P6"><text:span text:style-name="T1">Visibility</text:span><text:span text:style-name="T11">: </text:span></text:p>
          <text:list>
            <text:list-item>
              <text:p text:style-name="P6"><text:span text:style-name="T11">'private': solo puedes ver que existe ese usuario pero no puedes escribirle ni nada</text:span><text:span text:style-name="T12">. Solo peticion.</text:span></text:p>
            </text:list-item>
            <text:list-item>
              <text:p text:style-name="P10">'public': puedes acceder a su perfil y ver sus fotos, mandarle mensajes, ver sus amigos.Si una persona es nuestro amigo podremos ver todo eso.</text:p>
            </text:list-item>
            <text:list-item>
              <text:p text:style-name="P6">(Versiones posteriores panel de visibilidad<text:span text:style-name="T12"> si no es mi amigo</text:span>, quien puede buscarme, escribirme<text:span text:style-name="T9">, ver mis comentarios</text:span> y acceder a mi perfil. Opciones amigos, amigos de mis amigos, todos, ninguno<text:span text:style-name="T12">).</text:span></text:p>
            </text:list-item>
          </text:list>
        </text:list-item>
      </text:list>
      <text:p text:style-name="P5"/>
      <text:p text:style-name="P5">ABSOLUMANTE TODOS LOS CAMPOS SE VALIDARAN PARA QUE NO ESTEN EN BLANCO<text:span text:style-name="T6"> Y SE HARAN COMPROBACIONES DE CLIENTE (JS Y HTML) Y SERVER(NODE JS)</text:span>!!!</text:p>
      <text:p text:style-name="P5"/>
      <text:p text:style-name="P11">Tambien puede ser que pinche en olvide mi contraseña, donde indicara un correo, si ese correo existe se enviara un mensaje a esa cuenta con un link asociado al usuario para restablecer su contraseña.</text:p>
      <text:p text:style-name="P5"/>
      <text:p text:style-name="P14">Al iniciar sesion, veremos un nav con distintas funciones, en esta beta las caractericticas van a ser:</text:p>
      <text:p text:style-name="P14"/>
      <text:list xml:id="list2736228063" text:style-name="L8">
        <text:list-item>
          <text:p text:style-name="P12">Amigos: puedes buscar a gente<text:span text:style-name="T13"> y grupos</text:span> con su nombre y haremos la busqueda con la sentencia 'LIKE XXX'<text:span text:style-name="T1"> y podremos enviar peticion, bloquear, ¿denunciar y enviar mensaje</text:span><text:span text:style-name="T14">?</text:span></text:p>
        </text:list-item>
      </text:list>
      <text:p text:style-name="P16"><text:soft-page-break/></text:p>
      <text:p text:style-name="P16"/>
      <text:list xml:id="list190409601514271" text:continue-numbering="true" text:style-name="L8">
        <text:list-header>
          <text:p text:style-name="P12"/>
        </text:list-header>
        <text:list-item>
          <text:p text:style-name="P17">Datos petic<text:span text:style-name="T19">i</text:span>on: from, to</text:p>
          <text:p text:style-name="P17">Datos bloqueo: bloqueador, bloqueado</text:p>
        </text:list-item>
        <text:list-item>
          <text:p text:style-name="P15">Datos denuncia: denunciante, denunciado, motivo</text:p>
        </text:list-item>
      </text:list>
      <text:p text:style-name="P16"/>
      <text:p text:style-name="P27">A la hora de enviar peticion, se agrega registro de user_relationship donde guardamos:</text:p>
      <text:list xml:id="list4091875587" text:style-name="L14">
        <text:list-item>
          <text:p text:style-name="P28">sourceId</text:p>
        </text:list-item>
        <text:list-item>
          <text:p text:style-name="P28">targetId</text:p>
        </text:list-item>
        <text:list-item>
          <text:p text:style-name="P28">status [rejected, accepted, blocked]</text:p>
        </text:list-item>
        <text:list-item>
          <text:p text:style-name="P28">createdAt</text:p>
        </text:list-item>
        <text:list-item>
          <text:p text:style-name="P28">modifiedAt</text:p>
        </text:list-item>
      </text:list>
      <text:p text:style-name="P27"/>
      <text:p text:style-name="P27"/>
      <text:list xml:id="list1646191010" text:style-name="L9">
        <text:list-item>
          <text:p text:style-name="P13">Mensajes: podras enviar<text:span text:style-name="T1"> mensajes a tus amigos</text:span><text:span text:style-name="T15"> y desconocidos si lo tienen publico</text:span></text:p>
        </text:list-item>
        <text:list-item>
          <text:p text:style-name="P18">Mensajes:</text:p>
          <text:list>
            <text:list-item>
              <text:p text:style-name="P18">From: actual user</text:p>
            </text:list-item>
            <text:list-item>
              <text:p text:style-name="P18">To: para que usuario</text:p>
            </text:list-item>
            <text:list-item>
              <text:p text:style-name="P18">Mensaje: lo que enviemos.</text:p>
            </text:list-item>
          </text:list>
        </text:list-item>
      </text:list>
      <text:p text:style-name="P19"/>
      <text:p text:style-name="P19">En principio van a ser solo texto<text:span text:style-name="T2"> (Futuro: notas de voz, imagenes</text:span><text:span text:style-name="T7">, chat mediante sockets</text:span><text:span text:style-name="T2">)</text:span>.</text:p>
      <text:p text:style-name="P8"/>
      <text:list xml:id="list1325448681" text:style-name="L12">
        <text:list-item>
          <text:p text:style-name="P20">Fotos: las fotos tendran comentarios<text:span text:style-name="T4">. HAS MANY[COMMMENTS]</text:span></text:p>
          <text:list>
            <text:list-item>
              <text:p text:style-name="P20">Comentarios: tendran fecha, remitente, id de la foto?</text:p>
            </text:list-item>
          </text:list>
        </text:list-item>
      </text:list>
      <text:p text:style-name="P16"><text:tab/>La cosa aqui es la siguiente, en mongodb almacenaremos los datos y metadatos de la foto asi como el id en postgresql y en postgresql guardaremos la foto, usuario... y una tabla comments es donde van a estar todos los comentarios</text:p>
      <text:p text:style-name="P16"><text:tab/>Datos fotos: id, upload_by, upload_in, comments[comment]</text:p>
      <text:p text:style-name="P19"/>
      <text:list xml:id="list190409599181716" text:continue-numbering="true" text:style-name="L12">
        <text:list-item>
          <text:p text:style-name="P21">Ajustes: un usuario podr<text:span text:style-name="T16">i</text:span>a cambiar su email, nombre, telefono... y se valida tanto cliente como server<text:span text:style-name="T8"> de nuevo</text:span>.</text:p>
        </text:list-item>
      </text:list>
      <text:p text:style-name="P19"/>
      <text:list xml:id="list1552712296" text:style-name="L13">
        <text:list-item>
          <text:p text:style-name="P7"><text:span text:style-name="T17">Bloque</text:span><text:span text:style-name="T18">o entre usuarios</text:span><text:span text:style-name="T17">: si un usuario bloque</text:span><text:span text:style-name="T2">a</text:span><text:span text:style-name="T17"> a otro, ejemplo JUan bloquea a Maria, si Maria busca a Juan nunca le aparecera, por el contrario, a Juan si pero solamante con la opcion de desbloquear.</text:span></text:p>
        </text:list-item>
      </text:list>
      <text:p text:style-name="P27">Bloqueos podemos verlos de dos maneras, uno creamos una tabla para ellos o dos lo indicamos en user_relathionship y hacemos que todos los usuarios que bloqueen al que esta buscando no sean mostrados y nos ahorramos de consultar dos tablas.</text:p>
      <text:p text:style-name="P27"/>
      <text:list xml:id="list190410286530121" text:continue-numbering="true" text:style-name="L13">
        <text:list-item>
          <text:p text:style-name="P22">Notificaciones: te aparecera lo nuevo para mostrar: peticiones, mensajes... Te enseñara el historial y con colores distinto lo no visto por el usuario.</text:p>
          <text:list>
            <text:list-item>
              <text:p text:style-name="P24">Notificaciones tendra su propia tabla donde guardaremos a que usuario, la notificacion(ej un mensaje? un comentario?) y visto?</text:p>
            </text:list-item>
          </text:list>
        </text:list-item>
      </text:list>
      <text:p text:style-name="P23"/>
      <text:list xml:id="list190408517074135" text:continue-numbering="true" text:style-name="L13">
        <text:list-item>
          <text:p text:style-name="P25">SI el usuario lleva sin meterse mas de un año se le enviara un correo diciendo que su cuenta se cerrara en 1 semana y asi sera.</text:p>
        </text:list-item>
        <text:list-item>
          <text:p text:style-name="P24">Esto lo desplegaremos como un servicio donde todos los dias comprueba a las 12:00 de la noche que usuarios llevan sin meterse tnato tiempo y si es asi se lanza</text:p>
        </text:list-item>
      </text:list>
      <text:p text:style-name="P26"/>
      <text:list xml:id="list190410191497690" text:continue-numbering="true" text:style-name="L13">
        <text:list-item>
          <text:p text:style-name="P1">Al ver el perfil de alguien veremos sus fotos, comentarios de estas y amigos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8:09:20.328335474</meta:creation-date>
    <meta:generator>LibreOffice/6.4.7.2$Linux_X86_64 LibreOffice_project/40$Build-2</meta:generator>
    <dc:date>2023-04-13T19:04:08.417724952</dc:date>
    <meta:editing-duration>PT13M35S</meta:editing-duration>
    <meta:editing-cycles>1</meta:editing-cycles>
    <meta:document-statistic meta:table-count="0" meta:image-count="0" meta:object-count="0" meta:page-count="2" meta:paragraph-count="53" meta:word-count="798" meta:character-count="4622" meta:non-whitespace-character-count="3909"/>
  </office:meta>
</office:document-meta>
</file>